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12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411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1.411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1.411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14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1.411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1.411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zcionka tekstu podstawowego" fo:font-size="11pt" fo:language="pl" fo:country="P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zcionka tekstu podstawoweg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54" table:default-cell-style-name="Excel_20_Built-in_20_Normal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<text:span text:style-name="T1"><text:a xlink:href="http://www.example.com/">hyperlink example</text:a>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me tex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ist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. first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2. second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3. thir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ther list: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●<text:span text:style-name="T2"><text:tab/></text:span><text:span text:style-name="T2">one</text:span>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●<text:span text:style-name="T2"><text:tab/></text:span><text:span text:style-name="T2">two</text:span>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●<text:span text:style-name="T2"><text:tab/></text:span><text:span text:style-name="T2">three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able:</text:p>
          </table:table-cell>
          <table:table-cell table:number-columns-repeated="1023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number-columns-repeated="102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number-columns-repeated="1020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17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number-columns-repeated="1020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17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able with hyperlinks: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<text:span text:style-name="T1"><text:a xlink:href="http://www.first.com/">first</text:a></text:span></text:p>
          </table:table-cell>
          <table:table-cell table:style-name="ce13" office:value-type="string">
            <text:p><text:span text:style-name="T1"><text:a xlink:href="http://www.second.com/">second</text:a></text:span>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<text:span text:style-name="T1"><text:a xlink:href="http://www.third.com/">third</text:a></text:span></text:p>
          </table:table-cell>
          <table:table-cell table:style-name="ce14" office:value-type="string">
            <text:p><text:span text:style-name="T1"><text:a xlink:href="http://www.fourth.com/">fourth</text:a></text:span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abela with lists: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first</text:p>
          </table:table-cell>
          <table:table-cell table:style-name="ce15" office:value-type="string">
            <text:p>second</text:p>
          </table:table-cell>
          <table:table-cell table:style-name="ce9" office:value-type="string">
            <text:p>third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●<text:span text:style-name="T2"><text:tab/></text:span><text:span text:style-name="T2">one</text:span></text:p>
          </table:table-cell>
          <table:table-cell table:style-name="ce10" office:value-type="string">
            <text:p>1.<text:tab/>one</text:p>
          </table:table-cell>
          <table:table-cell table:style-name="ce19" office:value-type="string">
            <text:p>●<text:span text:style-name="T2"><text:tab/></text:span><text:span text:style-name="T2">one</text:span>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●<text:span text:style-name="T2"><text:tab/></text:span><text:span text:style-name="T2">two</text:span></text:p>
          </table:table-cell>
          <table:table-cell table:style-name="ce10" office:value-type="string">
            <text:p>2.<text:tab/>two</text:p>
          </table:table-cell>
          <table:table-cell table:style-name="ce19" office:value-type="string">
            <text:p>●<text:span text:style-name="T2"><text:tab/></text:span><text:span text:style-name="T2">two</text:span></text:p>
          </table:table-cell>
          <table:table-cell table:number-columns-repeated="1021"/>
        </table:table-row>
        <table:table-row table:style-name="ro4">
          <table:table-cell table:style-name="ce11" office:value-type="string">
            <text:p>●<text:span text:style-name="T2"><text:tab/></text:span><text:span text:style-name="T2">three</text:span></text:p>
          </table:table-cell>
          <table:table-cell table:style-name="ce11" office:value-type="string">
            <text:p>3.<text:tab/>three</text:p>
          </table:table-cell>
          <table:table-cell table:style-name="ce20" office:value-type="string">
            <text:p>●<text:span text:style-name="T2"><text:tab/></text:span><text:span text:style-name="T2">three</text:span>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fourth</text:p>
          </table:table-cell>
          <table:table-cell table:style-name="ce16" office:value-type="string">
            <text:p>fiveth</text:p>
          </table:table-cell>
          <table:table-cell table:style-name="ce12" office:value-type="string">
            <text:p>sixth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1.<text:tab/>one</text:p>
          </table:table-cell>
          <table:table-cell table:style-name="ce10" office:value-type="string">
            <text:p>●<text:span text:style-name="T2"><text:tab/></text:span><text:span text:style-name="T2">one</text:span></text:p>
          </table:table-cell>
          <table:table-cell table:style-name="ce19" office:value-type="string">
            <text:p>1.<text:tab/>on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2.<text:tab/>two</text:p>
          </table:table-cell>
          <table:table-cell table:style-name="ce10" office:value-type="string">
            <text:p>●<text:span text:style-name="T2"><text:tab/></text:span><text:span text:style-name="T2">two</text:span></text:p>
          </table:table-cell>
          <table:table-cell table:style-name="ce19" office:value-type="string">
            <text:p>2.<text:tab/>two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3.<text:tab/>three</text:p>
          </table:table-cell>
          <table:table-cell table:style-name="ce11" office:value-type="string">
            <text:p>●<text:span text:style-name="T2"><text:tab/></text:span><text:span text:style-name="T2">three</text:span></text:p>
          </table:table-cell>
          <table:table-cell table:style-name="ce21"/>
          <table:table-cell table:number-columns-repeated="1021"/>
        </table:table-row>
        <table:table-row table:style-name="ro5">
          <table:table-cell table:style-name="ce5" office:value-type="string" table:number-columns-spanned="1" table:number-rows-spanned="5">
            <text:p>seventh</text:p>
          </table:table-cell>
          <table:table-cell table:style-name="ce5" office:value-type="string" table:number-columns-spanned="1" table:number-rows-spanned="5">
            <text:p>eighth</text:p>
          </table:table-cell>
          <table:table-cell table:style-name="ce12" office:value-type="string">
            <text:p>nineth</text:p>
          </table:table-cell>
          <table:table-cell table:number-columns-repeated="1021"/>
        </table:table-row>
        <table:table-row table:style-name="ro2">
          <table:covered-table-cell table:style-name="ce5"/>
          <table:covered-table-cell table:style-name="ce5"/>
          <table:table-cell table:style-name="ce19" office:value-type="string">
            <text:p>1.<text:tab/>one</text:p>
          </table:table-cell>
          <table:table-cell table:number-columns-repeated="1021"/>
        </table:table-row>
        <table:table-row table:style-name="ro2">
          <table:covered-table-cell table:style-name="ce5"/>
          <table:covered-table-cell table:style-name="ce5"/>
          <table:table-cell table:style-name="ce19" office:value-type="string">
            <text:p>2.<text:tab/>two</text:p>
          </table:table-cell>
          <table:table-cell table:number-columns-repeated="1021"/>
        </table:table-row>
        <table:table-row table:style-name="ro2">
          <table:covered-table-cell table:style-name="ce5"/>
          <table:covered-table-cell table:style-name="ce5"/>
          <table:table-cell table:style-name="ce19" office:value-type="string">
            <text:p>3.<text:tab/>three</text:p>
          </table:table-cell>
          <table:table-cell table:number-columns-repeated="1021"/>
        </table:table-row>
        <table:table-row table:style-name="ro2">
          <table:covered-table-cell table:style-name="ce5"/>
          <table:covered-table-cell table:style-name="ce5"/>
          <table:table-cell table:style-name="ce20" office:value-type="string">
            <text:p>4.<text:tab/>four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<text:span text:style-name="T1"><text:a xlink:href="mailto:email@example.com">email example</text:a></text:span></text:p>
          </table:table-cell>
          <table:table-cell table:number-columns-repeated="1023"/>
        </table:table-row>
        <table:table-row table:style-name="ro6" table:number-rows-repeated="65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 table:print="false">
        <table:table-column table:style-name="co4" table:number-columns-repeated="257" table:default-cell-style-name="Excel_20_Built-in_20_Normal"/>
        <table:table-column table:style-name="co4" table:number-columns-repeated="767" table:default-cell-style-name="Default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3" table:style-name="ta3" table:print="false">
        <table:table-column table:style-name="co4" table:number-columns-repeated="257" table:default-cell-style-name="Excel_20_Built-in_20_Normal"/>
        <table:table-column table:style-name="co4" table:number-columns-repeated="767" table:default-cell-style-name="Default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7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drian Smarzewski</dc:creator>
    <dc:date>2010-05-18T23:46:59</dc:date>
    <meta:editing-cycles>3</meta:editing-cycles>
    <meta:editing-duration>PT575H11M18S</meta:editing-duration>
    <meta:document-statistic meta:table-count="3" meta:cell-count="64" meta:object-count="0"/>
    <meta:generator>OpenOffice.org/3.2$Linux OpenOffice.org_project/320m12$Build-9483</meta:generator>
  </office:meta>
</office:document-meta>
</file>